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5.817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3.366cm"/>
    </style:style>
    <style:style style:name="co8" style:family="table-column">
      <style:table-column-properties fo:break-before="auto" style:column-width="3.491cm"/>
    </style:style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bservations_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spece_support</text:p>
          </table:table-cell>
          <table:table-cell office:value-type="string" calcext:value-type="string">
            <text:p>date_observation</text:p>
          </table:table-cell>
          <table:table-cell office:value-type="string" calcext:value-type="string">
            <text:p>commentaires</text:p>
          </table:table-cell>
          <table:table-cell office:value-type="string" calcext:value-type="string">
            <text:p>observateurs</text:p>
          </table:table-cell>
          <table:table-cell office:value-type="string" calcext:value-type="string">
            <text:p>hauteur_nid</text:p>
          </table:table-cell>
          <table:table-cell office:value-type="string" calcext:value-type="string">
            <text:p>nid_nb_oeuf</text:p>
          </table:table-cell>
          <table:table-cell office:value-type="string" calcext:value-type="string">
            <text:p>nid_nb_poussin</text:p>
          </table:table-cell>
          <table:table-cell office:value-type="string" calcext:value-type="string">
            <text:p>nid_nb_immature</text:p>
          </table:table-cell>
          <table:table-cell office:value-type="string" calcext:value-type="string">
            <text:p>nid_nb_adul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5/05/2013</text:p>
          </table:table-cell>
          <table:table-cell office:value-type="string" calcext:value-type="string">
            <text:p>Nid situé sur un arbre support utilisé l'année n-1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14346.733834217" calcext:value-type="float">
            <text:p>714346,733834217</text:p>
          </table:table-cell>
          <table:table-cell office:value-type="float" office:value="1630612.17862027" calcext:value-type="float">
            <text:p>1630612,1786202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5/2013</text:p>
          </table:table-cell>
          <table:table-cell table:number-columns-repeated="2"/>
          <table:table-cell office:value-type="float" office:value="2.16" calcext:value-type="float">
            <text:p>2,16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6145.415390235" calcext:value-type="float">
            <text:p>716145,415390235</text:p>
          </table:table-cell>
          <table:table-cell office:value-type="float" office:value="1630784.4899346" calcext:value-type="float">
            <text:p>1630784,489934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5/2013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714417.172737079" calcext:value-type="float">
            <text:p>714417,172737079</text:p>
          </table:table-cell>
          <table:table-cell office:value-type="float" office:value="1631071.25275397" calcext:value-type="float">
            <text:p>1631071,25275397</text:p>
          </table:table-cell>
        </table:table-row>
        <table:table-row table:style-name="ro1">
          <table:table-cell/>
          <table:table-cell office:value-type="string" calcext:value-type="string">
            <text:p>23/05/2013</text:p>
          </table:table-cell>
          <table:table-cell office:value-type="string" calcext:value-type="string">
            <text:p>Nid en bon état</text:p>
          </table:table-cell>
          <table:table-cell table:number-columns-repeated="6"/>
          <table:table-cell office:value-type="float" office:value="713908.823986402" calcext:value-type="float">
            <text:p>713908,823986402</text:p>
          </table:table-cell>
          <table:table-cell office:value-type="float" office:value="1632086.03920548" calcext:value-type="float">
            <text:p>1632086,03920548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5/2013</text:p>
          </table:table-cell>
          <table:table-cell table:number-columns-repeated="2"/>
          <table:table-cell office:value-type="float" office:value="2.96" calcext:value-type="float">
            <text:p>2,96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4954.057395959" calcext:value-type="float">
            <text:p>714954,057395959</text:p>
          </table:table-cell>
          <table:table-cell office:value-type="float" office:value="1631214.98408538" calcext:value-type="float">
            <text:p>1631214,98408538</text:p>
          </table:table-cell>
        </table:table-row>
        <table:table-row table:style-name="ro1">
          <table:table-cell/>
          <table:table-cell office:value-type="string" calcext:value-type="string">
            <text:p>30/05/2013</text:p>
          </table:table-cell>
          <table:table-cell office:value-type="string" calcext:value-type="string">
            <text:p>Nid en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98" calcext:value-type="float">
            <text:p>2,98</text:p>
          </table:table-cell>
          <table:table-cell table:number-columns-repeated="4"/>
          <table:table-cell office:value-type="float" office:value="718306.137530058" calcext:value-type="float">
            <text:p>718306,137530058</text:p>
          </table:table-cell>
          <table:table-cell office:value-type="float" office:value="1628203.31591577" calcext:value-type="float">
            <text:p>1628203,31591577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06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945.752366653" calcext:value-type="float">
            <text:p>715945,752366653</text:p>
          </table:table-cell>
          <table:table-cell office:value-type="float" office:value="1630401.21966816" calcext:value-type="float">
            <text:p>1630401,21966816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13/06/2013</text:p>
          </table:table-cell>
          <table:table-cell/>
          <table:table-cell office:value-type="string" calcext:value-type="string">
            <text:p>ATICIEN Jérôme (ACME), DESCHAMPS Laure (BIRD), DORS Jean (ACME)</text:p>
          </table:table-cell>
          <table:table-cell office:value-type="float" office:value="3.16" calcext:value-type="float">
            <text:p>3,16</text:p>
          </table:table-cell>
          <table:table-cell table:number-columns-repeated="4"/>
          <table:table-cell office:value-type="float" office:value="714997.476445975" calcext:value-type="float">
            <text:p>714997,476445975</text:p>
          </table:table-cell>
          <table:table-cell office:value-type="float" office:value="1632110.19086071" calcext:value-type="float">
            <text:p>1632110,1908607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3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716035.21954967" calcext:value-type="float">
            <text:p>716035,21954967</text:p>
          </table:table-cell>
          <table:table-cell office:value-type="float" office:value="1631248.99627694" calcext:value-type="float">
            <text:p>1631248,99627694</text:p>
          </table:table-cell>
        </table:table-row>
        <table:table-row table:style-name="ro1">
          <table:table-cell/>
          <table:table-cell office:value-type="string" calcext:value-type="string">
            <text:p>13/06/2013</text:p>
          </table:table-cell>
          <table:table-cell office:value-type="string" calcext:value-type="string">
            <text:p>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4.46" calcext:value-type="float">
            <text:p>4,46</text:p>
          </table:table-cell>
          <table:table-cell table:number-columns-repeated="4"/>
          <table:table-cell office:value-type="float" office:value="715925.640469048" calcext:value-type="float">
            <text:p>715925,640469048</text:p>
          </table:table-cell>
          <table:table-cell office:value-type="float" office:value="1630965.5297064" calcext:value-type="float">
            <text:p>1630965,5297064</text:p>
          </table:table-cell>
        </table:table-row>
        <table:table-row table:style-name="ro1">
          <table:table-cell/>
          <table:table-cell office:value-type="string" calcext:value-type="string">
            <text:p>18/06/2013</text:p>
          </table:table-cell>
          <table:table-cell/>
          <table:table-cell office:value-type="string" calcext:value-type="string">
            <text:p>ATICIEN Jérôme (ACME), DESCHAMPS Laure (BIRD), , DORS Jean (ACME)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15523.067560558" calcext:value-type="float">
            <text:p>715523,067560558</text:p>
          </table:table-cell>
          <table:table-cell office:value-type="float" office:value="1629879.94298851" calcext:value-type="float">
            <text:p>1629879,9429885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8/06/2013</text:p>
          </table:table-cell>
          <table:table-cell/>
          <table:table-cell office:value-type="string" calcext:value-type="string">
            <text:p>ATICIEN Jérôme (ACME), DESCHAMPS Laure (BIR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P</text:p>
          </table:table-cell>
          <table:table-cell table:number-columns-repeated="3"/>
          <table:table-cell office:value-type="float" office:value="714620.825218867" calcext:value-type="float">
            <text:p>714620,825218867</text:p>
          </table:table-cell>
          <table:table-cell office:value-type="float" office:value="1632941.2746264" calcext:value-type="float">
            <text:p>1632941,2746264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float" office:value="715275.687608446" calcext:value-type="float">
            <text:p>715275,687608446</text:p>
          </table:table-cell>
          <table:table-cell office:value-type="float" office:value="1630976.9635981" calcext:value-type="float">
            <text:p>1630976,963598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A proximité : nid de Saltator</text:p>
          </table:table-cell>
          <table:table-cell office:value-type="string" calcext:value-type="string">
            <text:p>DESCHAMPS Laure (BIRD)</text:p>
          </table:table-cell>
          <table:table-cell office:value-type="float" office:value="2.69" calcext:value-type="float">
            <text:p>2,69</text:p>
          </table:table-cell>
          <table:table-cell table:number-columns-repeated="4"/>
          <table:table-cell office:value-type="float" office:value="717095.170858113" calcext:value-type="float">
            <text:p>717095,170858113</text:p>
          </table:table-cell>
          <table:table-cell office:value-type="float" office:value="1631763.43542104" calcext:value-type="float">
            <text:p>1631763,43542104</text:p>
          </table:table-cell>
        </table:table-row>
        <table:table-row table:style-name="ro1">
          <table:table-cell office:value-type="string" calcext:value-type="string">
            <text:p>Ouratea guildingii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office:value-type="float" office:value="714778.397262552" calcext:value-type="float">
            <text:p>714778,397262552</text:p>
          </table:table-cell>
          <table:table-cell office:value-type="float" office:value="1631299.18607067" calcext:value-type="float">
            <text:p>1631299,1860706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6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14573.799581335" calcext:value-type="float">
            <text:p>714573,799581335</text:p>
          </table:table-cell>
          <table:table-cell office:value-type="float" office:value="1629718.55997661" calcext:value-type="float">
            <text:p>1629718,55997661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Perche trop courte pour vérifier précisément son contenu</text:p>
          </table:table-cell>
          <table:table-cell office:value-type="string" calcext:value-type="string">
            <text:p>DESCHAMPS Laure (BIRD)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715431.10277987" calcext:value-type="float">
            <text:p>715431,10277987</text:p>
          </table:table-cell>
          <table:table-cell office:value-type="float" office:value="1630879.92792549" calcext:value-type="float">
            <text:p>1630879,92792549</text:p>
          </table:table-cell>
        </table:table-row>
        <table:table-row table:style-name="ro1">
          <table:table-cell/>
          <table:table-cell office:value-type="string" calcext:value-type="string">
            <text:p>26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4.05" calcext:value-type="float">
            <text:p>4,05</text:p>
          </table:table-cell>
          <table:table-cell table:number-columns-repeated="4"/>
          <table:table-cell office:value-type="float" office:value="715551.474889172" calcext:value-type="float">
            <text:p>715551,474889172</text:p>
          </table:table-cell>
          <table:table-cell office:value-type="float" office:value="1631053.77130186" calcext:value-type="float">
            <text:p>1631053,7713018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Nid en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716971.065531683" calcext:value-type="float">
            <text:p>716971,065531683</text:p>
          </table:table-cell>
          <table:table-cell office:value-type="float" office:value="1629959.65482195" calcext:value-type="float">
            <text:p>1629959,65482195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1/07/2013</text:p>
          </table:table-cell>
          <table:table-cell office:value-type="string" calcext:value-type="string">
            <text:p>Nid en bon état</text:p>
          </table:table-cell>
          <table:table-cell office:value-type="string" calcext:value-type="string">
            <text:p>DESCHAMPS Laure (BIRD), , MARTIN Rick (ACME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17279.081163334" calcext:value-type="float">
            <text:p>717279,081163334</text:p>
          </table:table-cell>
          <table:table-cell office:value-type="float" office:value="1631456.00055253" calcext:value-type="float">
            <text:p>1631456,00055253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11/07/2013</text:p>
          </table:table-cell>
          <table:table-cell office:value-type="string" calcext:value-type="string">
            <text:p>Nid en bon état</text:p>
          </table:table-cell>
          <table:table-cell office:value-type="string" calcext:value-type="string">
            <text:p>DESCHAMPS Laure (BIRD), , MARTIN Rick (ACME)</text:p>
          </table:table-cell>
          <table:table-cell office:value-type="float" office:value="3.42" calcext:value-type="float">
            <text:p>3,42</text:p>
          </table:table-cell>
          <table:table-cell table:number-columns-repeated="4"/>
          <table:table-cell office:value-type="float" office:value="716712.17675558" calcext:value-type="float">
            <text:p>716712,17675558</text:p>
          </table:table-cell>
          <table:table-cell office:value-type="float" office:value="1630325.26349011" calcext:value-type="float">
            <text:p>1630325,26349011</text:p>
          </table:table-cell>
        </table:table-row>
        <table:table-row table:style-name="ro1">
          <table:table-cell/>
          <table:table-cell office:value-type="string" calcext:value-type="string">
            <text:p>18/07/2013</text:p>
          </table:table-cell>
          <table:table-cell/>
          <table:table-cell office:value-type="string" calcext:value-type="string">
            <text:p>ATICIEN Jérôme (ACME), DESCHAMPS Laure (BIRD), , DORS Jean (ACME)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15139.566240546" calcext:value-type="float">
            <text:p>715139,566240546</text:p>
          </table:table-cell>
          <table:table-cell office:value-type="float" office:value="1630479.90428887" calcext:value-type="float">
            <text:p>1630479,9042888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02/08/2013</text:p>
          </table:table-cell>
          <table:table-cell office:value-type="string" calcext:value-type="string">
            <text:p>Nid en bon état</text:p>
          </table:table-cell>
          <table:table-cell office:value-type="string" calcext:value-type="string">
            <text:p>DESCHAMPS Laure (BIRD), DORS Jean (ACME), MARTIN Rick (ACME)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office:value-type="float" office:value="716491.426995323" calcext:value-type="float">
            <text:p>716491,426995323</text:p>
          </table:table-cell>
          <table:table-cell office:value-type="float" office:value="1631110.09670358" calcext:value-type="float">
            <text:p>1631110,09670358</text:p>
          </table:table-cell>
        </table:table-row>
        <table:table-row table:style-name="ro1">
          <table:table-cell/>
          <table:table-cell office:value-type="string" calcext:value-type="string">
            <text:p>02/08/2013</text:p>
          </table:table-cell>
          <table:table-cell/>
          <table:table-cell office:value-type="string" calcext:value-type="string">
            <text:p>DESCHAMPS Laure (BIRD), DORS Jean (ACME), MARTIN Rick (ACME)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17569.600976558" calcext:value-type="float">
            <text:p>717569,600976558</text:p>
          </table:table-cell>
          <table:table-cell office:value-type="float" office:value="1630427.18474496" calcext:value-type="float">
            <text:p>1630427,18474496</text:p>
          </table:table-cell>
        </table:table-row>
        <table:table-row table:style-name="ro1">
          <table:table-cell/>
          <table:table-cell office:value-type="string" calcext:value-type="string">
            <text:p>14/08/2013</text:p>
          </table:table-cell>
          <table:table-cell/>
          <table:table-cell office:value-type="string" calcext:value-type="string">
            <text:p>ATICIEN Jérôme (ACME), MARTIN Rick (ACME)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14908.063115679" calcext:value-type="float">
            <text:p>714908,063115679</text:p>
          </table:table-cell>
          <table:table-cell office:value-type="float" office:value="1628899.2976642" calcext:value-type="float">
            <text:p>1628899,2976642</text:p>
          </table:table-cell>
        </table:table-row>
        <table:table-row table:style-name="ro1">
          <table:table-cell/>
          <table:table-cell office:value-type="string" calcext:value-type="string">
            <text:p>27/09/2016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20570.82919084" calcext:value-type="float">
            <text:p>720570,82919084</text:p>
          </table:table-cell>
          <table:table-cell office:value-type="float" office:value="1628975.45091191" calcext:value-type="float">
            <text:p>1628975,45091191</text:p>
          </table:table-cell>
        </table:table-row>
        <table:table-row table:style-name="ro1">
          <table:table-cell/>
          <table:table-cell office:value-type="string" calcext:value-type="string">
            <text:p>27/09/2016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20240.420473415" calcext:value-type="float">
            <text:p>720240,420473415</text:p>
          </table:table-cell>
          <table:table-cell office:value-type="float" office:value="1629846.07248105" calcext:value-type="float">
            <text:p>1629846,07248105</text:p>
          </table:table-cell>
        </table:table-row>
        <table:table-row table:style-name="ro1">
          <table:table-cell office:value-type="string" calcext:value-type="string">
            <text:p>Maytenus laevigata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Observation ponctuelle (hors cadre protocolaire)</text:p>
          </table:table-cell>
          <table:table-cell office:value-type="string" calcext:value-type="string">
            <text:p>DUPONT Jean (ACME), DULOUP Juliette (ACME)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446.571375594" calcext:value-type="float">
            <text:p>718446,571375594</text:p>
          </table:table-cell>
          <table:table-cell office:value-type="float" office:value="1629776.89858344" calcext:value-type="float">
            <text:p>1629776,89858344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15/09/2020</text:p>
          </table:table-cell>
          <table:table-cell office:value-type="string" calcext:value-type="string">
            <text:p>Caméra installée le 15/09/2020</text:p>
          </table:table-cell>
          <table:table-cell office:value-type="string" calcext:value-type="string">
            <text:p>DUPONT Jean (ACME), DULOUP Juliette (ACME)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111.928793222" calcext:value-type="float">
            <text:p>719111,928793222</text:p>
          </table:table-cell>
          <table:table-cell office:value-type="float" office:value="1629578.88677336" calcext:value-type="float">
            <text:p>1629578,8867733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Présence de coquilles d'œufs du Moqueur gorge blanche au sol.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287.535305283" calcext:value-type="float">
            <text:p>719287,535305283</text:p>
          </table:table-cell>
          <table:table-cell office:value-type="float" office:value="1629202.86779944" calcext:value-type="float">
            <text:p>1629202,8677994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6186.33091409" calcext:value-type="float">
            <text:p>716186,33091409</text:p>
          </table:table-cell>
          <table:table-cell office:value-type="float" office:value="1628888.66462234" calcext:value-type="float">
            <text:p>1628888,6646223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663.03803332" calcext:value-type="float">
            <text:p>718663,03803332</text:p>
          </table:table-cell>
          <table:table-cell office:value-type="float" office:value="1629327.09480534" calcext:value-type="float">
            <text:p>1629327,09480534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154.585983811" calcext:value-type="float">
            <text:p>718154,585983811</text:p>
          </table:table-cell>
          <table:table-cell office:value-type="float" office:value="1629292.95053384" calcext:value-type="float">
            <text:p>1629292,95053384</text:p>
          </table:table-cell>
        </table:table-row>
        <table:table-row table:style-name="ro1">
          <table:table-cell office:value-type="string" calcext:value-type="string">
            <text:p>Eugenia ligustrin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Caméra installée le 23/09/2020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13.308722672" calcext:value-type="float">
            <text:p>717713,308722672</text:p>
          </table:table-cell>
          <table:table-cell office:value-type="float" office:value="1630189.97339359" calcext:value-type="float">
            <text:p>1630189,97339359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6691.114358865" calcext:value-type="float">
            <text:p>716691,114358865</text:p>
          </table:table-cell>
          <table:table-cell office:value-type="float" office:value="1628843.14574006" calcext:value-type="float">
            <text:p>1628843,14574006</text:p>
          </table:table-cell>
        </table:table-row>
        <table:table-row table:style-name="ro1">
          <table:table-cell office:value-type="string" calcext:value-type="string">
            <text:p>Maytenus laevig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487.461423404" calcext:value-type="float">
            <text:p>718487,461423404</text:p>
          </table:table-cell>
          <table:table-cell office:value-type="float" office:value="1628844.60339533" calcext:value-type="float">
            <text:p>1628844,60339533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73" calcext:value-type="float">
            <text:p>2,7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821.662925267" calcext:value-type="float">
            <text:p>716821,662925267</text:p>
          </table:table-cell>
          <table:table-cell office:value-type="float" office:value="1629797.02245785" calcext:value-type="float">
            <text:p>1629797,02245785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Ancien nid probable (année n-1 ?)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7727.268275096" calcext:value-type="float">
            <text:p>717727,268275096</text:p>
          </table:table-cell>
          <table:table-cell office:value-type="float" office:value="1628991.58367343" calcext:value-type="float">
            <text:p>1628991,58367343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45" calcext:value-type="float">
            <text:p>3,4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740.384959154" calcext:value-type="float">
            <text:p>715740,384959154</text:p>
          </table:table-cell>
          <table:table-cell office:value-type="float" office:value="1628982.63835794" calcext:value-type="float">
            <text:p>1628982,6383579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92" calcext:value-type="float">
            <text:p>3,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192.173649447" calcext:value-type="float">
            <text:p>719192,173649447</text:p>
          </table:table-cell>
          <table:table-cell office:value-type="float" office:value="1632393.24159376" calcext:value-type="float">
            <text:p>1632393,24159376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65" calcext:value-type="float">
            <text:p>3,6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832.856711386" calcext:value-type="float">
            <text:p>717832,856711386</text:p>
          </table:table-cell>
          <table:table-cell office:value-type="float" office:value="1630705.71460191" calcext:value-type="float">
            <text:p>1630705,7146019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359.431898874" calcext:value-type="float">
            <text:p>717359,431898874</text:p>
          </table:table-cell>
          <table:table-cell office:value-type="float" office:value="1627665.57623129" calcext:value-type="float">
            <text:p>1627665,57623129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Ancien nid probable (année n-1 ?)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14" calcext:value-type="float">
            <text:p>2,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231.609077583" calcext:value-type="float">
            <text:p>717231,609077583</text:p>
          </table:table-cell>
          <table:table-cell office:value-type="float" office:value="1628888.52898121" calcext:value-type="float">
            <text:p>1628888,5289812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25.619227464" calcext:value-type="float">
            <text:p>720025,619227464</text:p>
          </table:table-cell>
          <table:table-cell office:value-type="float" office:value="1629296.0399437" calcext:value-type="float">
            <text:p>1629296,039943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117.717806803" calcext:value-type="float">
            <text:p>716117,717806803</text:p>
          </table:table-cell>
          <table:table-cell office:value-type="float" office:value="1629494.67842271" calcext:value-type="float">
            <text:p>1629494,6784227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6.94" calcext:value-type="float">
            <text:p>6,9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448.584866773" calcext:value-type="float">
            <text:p>717448,584866773</text:p>
          </table:table-cell>
          <table:table-cell office:value-type="float" office:value="1630550.47030292" calcext:value-type="float">
            <text:p>1630550,47030292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118.244815671" calcext:value-type="float">
            <text:p>720118,244815671</text:p>
          </table:table-cell>
          <table:table-cell office:value-type="float" office:value="1628550.22789745" calcext:value-type="float">
            <text:p>1628550,22789745</text:p>
          </table:table-cell>
        </table:table-row>
        <table:table-row table:style-name="ro1">
          <table:table-cell office:value-type="string" calcext:value-type="string">
            <text:p>Eugenia ligustrina</text:p>
          </table:table-cell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2.36" calcext:value-type="float">
            <text:p>2,3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903.651360349" calcext:value-type="float">
            <text:p>717903,651360349</text:p>
          </table:table-cell>
          <table:table-cell office:value-type="float" office:value="1629447.93371099" calcext:value-type="float">
            <text:p>1629447,93371099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4.1" calcext:value-type="float">
            <text:p>4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900.675332589" calcext:value-type="float">
            <text:p>717900,675332589</text:p>
          </table:table-cell>
          <table:table-cell office:value-type="float" office:value="1626939.4876917" calcext:value-type="float">
            <text:p>1626939,487691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9/2020</text:p>
          </table:table-cell>
          <table:table-cell office:value-type="string" calcext:value-type="string">
            <text:p>Vérifier l'espèce végétale support du nid</text:p>
          </table:table-cell>
          <table:table-cell/>
          <table:table-cell office:value-type="float" office:value="5.92" calcext:value-type="float">
            <text:p>5,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314.19650083" calcext:value-type="float">
            <text:p>719314,19650083</text:p>
          </table:table-cell>
          <table:table-cell office:value-type="float" office:value="1629228.31670214" calcext:value-type="float">
            <text:p>1629228,31670214</text:p>
          </table:table-cell>
        </table:table-row>
        <table:table-row table:style-name="ro1">
          <table:table-cell/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3.07" calcext:value-type="float">
            <text:p>3,0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097.729594227" calcext:value-type="float">
            <text:p>717097,729594227</text:p>
          </table:table-cell>
          <table:table-cell office:value-type="float" office:value="1630695.67489912" calcext:value-type="float">
            <text:p>1630695,67489912</text:p>
          </table:table-cell>
        </table:table-row>
        <table:table-row table:style-name="ro1">
          <table:table-cell/>
          <table:table-cell office:value-type="string" calcext:value-type="string">
            <text:p>26/08/2021</text:p>
          </table:table-cell>
          <table:table-cell office:value-type="string" calcext:value-type="string">
            <text:p>Ok bonne geolocalisation</text:p>
          </table:table-cell>
          <table:table-cell office:value-type="string" calcext:value-type="string">
            <text:p>LONLAT Claire (ABC)</text:p>
          </table:table-cell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720385" calcext:value-type="float">
            <text:p>720385</text:p>
          </table:table-cell>
          <table:table-cell office:value-type="float" office:value="1630583" calcext:value-type="float">
            <text:p>1630583</text:p>
          </table:table-cell>
        </table:table-row>
        <table:table-row table:style-name="ro1">
          <table:table-cell/>
          <table:table-cell office:value-type="string" calcext:value-type="string">
            <text:p>26/08/2021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19350.41731272" calcext:value-type="float">
            <text:p>719350,41731272</text:p>
          </table:table-cell>
          <table:table-cell office:value-type="float" office:value="1630001.54038547" calcext:value-type="float">
            <text:p>1630001,54038547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LONLAT Claire (ABC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21028.902384724" calcext:value-type="float">
            <text:p>721028,902384724</text:p>
          </table:table-cell>
          <table:table-cell office:value-type="float" office:value="1631043.4522672" calcext:value-type="float">
            <text:p>1631043,4522672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721088" calcext:value-type="float">
            <text:p>721088</text:p>
          </table:table-cell>
          <table:table-cell office:value-type="float" office:value="1630038" calcext:value-type="float">
            <text:p>1630038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720576.894176667" calcext:value-type="float">
            <text:p>720576,894176667</text:p>
          </table:table-cell>
          <table:table-cell office:value-type="float" office:value="1629492.28043517" calcext:value-type="float">
            <text:p>1629492,28043517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55" calcext:value-type="float">
            <text:p>1,55</text:p>
          </table:table-cell>
          <table:table-cell table:number-columns-repeated="4"/>
          <table:table-cell office:value-type="float" office:value="718609.242436194" calcext:value-type="float">
            <text:p>718609,242436194</text:p>
          </table:table-cell>
          <table:table-cell office:value-type="float" office:value="1631162.74581384" calcext:value-type="float">
            <text:p>1631162,74581384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20381" calcext:value-type="float">
            <text:p>720381</text:p>
          </table:table-cell>
          <table:table-cell office:value-type="float" office:value="1630590" calcext:value-type="float">
            <text:p>1630590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19956.358076615" calcext:value-type="float">
            <text:p>719956,358076615</text:p>
          </table:table-cell>
          <table:table-cell office:value-type="float" office:value="1630644.09075671" calcext:value-type="float">
            <text:p>1630644,0907567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30/11/2021</text:p>
          </table:table-cell>
          <table:table-cell/>
          <table:table-cell office:value-type="string" calcext:value-type="string">
            <text:p>LARIVIERE Georges (ACME), DULOUP Juliette (ACME)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string" calcext:value-type="string">
            <text:p>NSP</text:p>
          </table:table-cell>
          <table:table-cell table:number-columns-repeated="2"/>
          <table:table-cell office:value-type="float" office:value="720310.871978758" calcext:value-type="float">
            <text:p>720310,871978758</text:p>
          </table:table-cell>
          <table:table-cell office:value-type="float" office:value="1627986.27636426" calcext:value-type="float">
            <text:p>1627986,27636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5T11:11:17.259802351</dc:date>
    <meta:editing-duration>PT2H31M35S</meta:editing-duration>
    <meta:editing-cycles>7</meta:editing-cycles>
    <meta:generator>LibreOffice/7.3.7.2$Linux_X86_64 LibreOffice_project/30$Build-2</meta:generator>
    <meta:document-statistic meta:table-count="1" meta:cell-count="477" meta:object-count="0"/>
  </office:meta>
</office:document-meta>
</file>